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62.99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44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nalog distances 16c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(ms) [01.05.2017 19:17:07 033 UTC]</text:p>
          </table:table-cell>
          <table:table-cell office:value-type="string" calcext:value-type="string">
            <text:p>"I_distance_left"[%IW64]</text:p>
          </table:table-cell>
          <table:table-cell office:value-type="string" calcext:value-type="string">
            <text:p>"I_distance_right"[%IW66]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.03242" calcext:value-type="float">
            <text:p>600,0324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formula="of:=AVERAGE([.C2:.C2010])" office:value-type="float" office:value="2560.29141716567" calcext:value-type="float">
            <text:p>2560,2914171657</text:p>
          </table:table-cell>
          <table:table-cell table:formula="of:=AVERAGE([.D2:.D2010])" office:value-type="float" office:value="1380.49500998004" calcext:value-type="float">
            <text:p>1380,495009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.03322" calcext:value-type="float">
            <text:p>700,0332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2"/>
          <table:table-cell table:formula="of:=COM.MICROSOFT.STDEV.P([.C2:.C2010])" office:value-type="float" office:value="5.09146934268392" calcext:value-type="float">
            <text:p>5,0914693427</text:p>
          </table:table-cell>
          <table:table-cell table:formula="of:=COM.MICROSOFT.STDEV.P([.D2:.D2010])" office:value-type="float" office:value="15.5609186961619" calcext:value-type="float">
            <text:p>15,5609186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.01426" calcext:value-type="float">
            <text:p>800,01426</text:p>
          </table:table-cell>
          <table:table-cell office:value-type="float" office:value="2576" calcext:value-type="float">
            <text:p>2576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0.00816" calcext:value-type="float">
            <text:p>900,00816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.0376" calcext:value-type="float">
            <text:p>1000,037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0.03168" calcext:value-type="float">
            <text:p>1100,03168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0.04778" calcext:value-type="float">
            <text:p>1200,04778</text:p>
          </table:table-cell>
          <table:table-cell office:value-type="float" office:value="2560" calcext:value-type="float">
            <text:p>2560</text:p>
          </table:table-cell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0.00602" calcext:value-type="float">
            <text:p>1300,00602</text:p>
          </table:table-cell>
          <table:table-cell office:value-type="float" office:value="2572" calcext:value-type="float">
            <text:p>2572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0.02476" calcext:value-type="float">
            <text:p>1400,0247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.04252" calcext:value-type="float">
            <text:p>1500,04252</text:p>
          </table:table-cell>
          <table:table-cell office:value-type="float" office:value="2559" calcext:value-type="float">
            <text:p>2559</text:p>
          </table:table-cell>
          <table:table-cell office:value-type="float" office:value="1412" calcext:value-type="float">
            <text:p>1412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0.04454" calcext:value-type="float">
            <text:p>1600,04454</text:p>
          </table:table-cell>
          <table:table-cell office:value-type="float" office:value="2559" calcext:value-type="float">
            <text:p>2559</text:p>
          </table:table-cell>
          <table:table-cell office:value-type="float" office:value="1386" calcext:value-type="float">
            <text:p>138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0.03634" calcext:value-type="float">
            <text:p>1700,03634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0.02984" calcext:value-type="float">
            <text:p>1800,02984</text:p>
          </table:table-cell>
          <table:table-cell office:value-type="float" office:value="2560" calcext:value-type="float">
            <text:p>2560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0.00836" calcext:value-type="float">
            <text:p>1900,00836</text:p>
          </table:table-cell>
          <table:table-cell office:value-type="float" office:value="2576" calcext:value-type="float">
            <text:p>2576</text:p>
          </table:table-cell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.00762" calcext:value-type="float">
            <text:p>2000,00762</text:p>
          </table:table-cell>
          <table:table-cell office:value-type="float" office:value="2572" calcext:value-type="float">
            <text:p>2572</text:p>
          </table:table-cell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0.0141" calcext:value-type="float">
            <text:p>2100,0141</text:p>
          </table:table-cell>
          <table:table-cell office:value-type="float" office:value="2560" calcext:value-type="float">
            <text:p>2560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0.07202" calcext:value-type="float">
            <text:p>2200,07202</text:p>
          </table:table-cell>
          <table:table-cell office:value-type="float" office:value="2578" calcext:value-type="float">
            <text:p>2578</text:p>
          </table:table-cell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0.0064" calcext:value-type="float">
            <text:p>2300,0064</text:p>
          </table:table-cell>
          <table:table-cell office:value-type="float" office:value="2572" calcext:value-type="float">
            <text:p>2572</text:p>
          </table:table-cell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0.00778" calcext:value-type="float">
            <text:p>2400,00778</text:p>
          </table:table-cell>
          <table:table-cell office:value-type="float" office:value="2577" calcext:value-type="float">
            <text:p>2577</text:p>
          </table:table-cell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0.00406" calcext:value-type="float">
            <text:p>2500,00406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0.03126" calcext:value-type="float">
            <text:p>2600,03126</text:p>
          </table:table-cell>
          <table:table-cell office:value-type="float" office:value="2572" calcext:value-type="float">
            <text:p>2572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0.01412" calcext:value-type="float">
            <text:p>2700,0141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0.03844" calcext:value-type="float">
            <text:p>2800,03844</text:p>
          </table:table-cell>
          <table:table-cell office:value-type="float" office:value="2577" calcext:value-type="float">
            <text:p>2577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0.00576" calcext:value-type="float">
            <text:p>2900,00576</text:p>
          </table:table-cell>
          <table:table-cell office:value-type="float" office:value="2590" calcext:value-type="float">
            <text:p>2590</text:p>
          </table:table-cell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0.01484" calcext:value-type="float">
            <text:p>3000,01484</text:p>
          </table:table-cell>
          <table:table-cell office:value-type="float" office:value="2572" calcext:value-type="float">
            <text:p>2572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0.01662" calcext:value-type="float">
            <text:p>3100,01662</text:p>
          </table:table-cell>
          <table:table-cell office:value-type="float" office:value="2563" calcext:value-type="float">
            <text:p>2563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200.01826" calcext:value-type="float">
            <text:p>3200,01826</text:p>
          </table:table-cell>
          <table:table-cell office:value-type="float" office:value="2563" calcext:value-type="float">
            <text:p>2563</text:p>
          </table:table-cell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00.02736" calcext:value-type="float">
            <text:p>3300,02736</text:p>
          </table:table-cell>
          <table:table-cell office:value-type="float" office:value="2569" calcext:value-type="float">
            <text:p>256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00.05448" calcext:value-type="float">
            <text:p>3400,05448</text:p>
          </table:table-cell>
          <table:table-cell office:value-type="float" office:value="2592" calcext:value-type="float">
            <text:p>2592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.03024" calcext:value-type="float">
            <text:p>3500,03024</text:p>
          </table:table-cell>
          <table:table-cell office:value-type="float" office:value="2564" calcext:value-type="float">
            <text:p>2564</text:p>
          </table:table-cell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600.0123" calcext:value-type="float">
            <text:p>3600,0123</text:p>
          </table:table-cell>
          <table:table-cell office:value-type="float" office:value="2561" calcext:value-type="float">
            <text:p>2561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00.0165" calcext:value-type="float">
            <text:p>3700,0165</text:p>
          </table:table-cell>
          <table:table-cell office:value-type="float" office:value="2579" calcext:value-type="float">
            <text:p>257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800.0057" calcext:value-type="float">
            <text:p>3800,0057</text:p>
          </table:table-cell>
          <table:table-cell office:value-type="float" office:value="2563" calcext:value-type="float">
            <text:p>2563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00.00786" calcext:value-type="float">
            <text:p>3900,00786</text:p>
          </table:table-cell>
          <table:table-cell office:value-type="float" office:value="2559" calcext:value-type="float">
            <text:p>2559</text:p>
          </table:table-cell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00.03486" calcext:value-type="float">
            <text:p>4000,03486</text:p>
          </table:table-cell>
          <table:table-cell office:value-type="float" office:value="2561" calcext:value-type="float">
            <text:p>2561</text:p>
          </table:table-cell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0.01284" calcext:value-type="float">
            <text:p>4100,01284</text:p>
          </table:table-cell>
          <table:table-cell office:value-type="float" office:value="2559" calcext:value-type="float">
            <text:p>2559</text:p>
          </table:table-cell>
          <table:table-cell office:value-type="float" office:value="1400" calcext:value-type="float">
            <text:p>14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200.05734" calcext:value-type="float">
            <text:p>4200,05734</text:p>
          </table:table-cell>
          <table:table-cell office:value-type="float" office:value="2567" calcext:value-type="float">
            <text:p>2567</text:p>
          </table:table-cell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300.0031" calcext:value-type="float">
            <text:p>4300,0031</text:p>
          </table:table-cell>
          <table:table-cell office:value-type="float" office:value="2591" calcext:value-type="float">
            <text:p>2591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400.01262" calcext:value-type="float">
            <text:p>4400,01262</text:p>
          </table:table-cell>
          <table:table-cell office:value-type="float" office:value="2585" calcext:value-type="float">
            <text:p>2585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500.03148" calcext:value-type="float">
            <text:p>4500,03148</text:p>
          </table:table-cell>
          <table:table-cell office:value-type="float" office:value="2565" calcext:value-type="float">
            <text:p>2565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600.01108" calcext:value-type="float">
            <text:p>4600,01108</text:p>
          </table:table-cell>
          <table:table-cell office:value-type="float" office:value="2567" calcext:value-type="float">
            <text:p>2567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700.01016" calcext:value-type="float">
            <text:p>4700,0101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800.0043" calcext:value-type="float">
            <text:p>4800,0043</text:p>
          </table:table-cell>
          <table:table-cell office:value-type="float" office:value="2585" calcext:value-type="float">
            <text:p>2585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00.0123" calcext:value-type="float">
            <text:p>4900,0123</text:p>
          </table:table-cell>
          <table:table-cell office:value-type="float" office:value="2587" calcext:value-type="float">
            <text:p>2587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00.0062" calcext:value-type="float">
            <text:p>5000,0062</text:p>
          </table:table-cell>
          <table:table-cell office:value-type="float" office:value="2570" calcext:value-type="float">
            <text:p>2570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100.00476" calcext:value-type="float">
            <text:p>5100,00476</text:p>
          </table:table-cell>
          <table:table-cell office:value-type="float" office:value="2585" calcext:value-type="float">
            <text:p>2585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200.03366" calcext:value-type="float">
            <text:p>5200,03366</text:p>
          </table:table-cell>
          <table:table-cell office:value-type="float" office:value="2561" calcext:value-type="float">
            <text:p>2561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299.99942" calcext:value-type="float">
            <text:p>5299,99942</text:p>
          </table:table-cell>
          <table:table-cell office:value-type="float" office:value="2565" calcext:value-type="float">
            <text:p>2565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400.00576" calcext:value-type="float">
            <text:p>5400,00576</text:p>
          </table:table-cell>
          <table:table-cell office:value-type="float" office:value="2566" calcext:value-type="float">
            <text:p>2566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500.00612" calcext:value-type="float">
            <text:p>5500,00612</text:p>
          </table:table-cell>
          <table:table-cell office:value-type="float" office:value="2566" calcext:value-type="float">
            <text:p>2566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600.01074" calcext:value-type="float">
            <text:p>5600,01074</text:p>
          </table:table-cell>
          <table:table-cell office:value-type="float" office:value="2561" calcext:value-type="float">
            <text:p>2561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700.0307" calcext:value-type="float">
            <text:p>5700,0307</text:p>
          </table:table-cell>
          <table:table-cell office:value-type="float" office:value="2585" calcext:value-type="float">
            <text:p>2585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800.013" calcext:value-type="float">
            <text:p>5800,013</text:p>
          </table:table-cell>
          <table:table-cell office:value-type="float" office:value="2564" calcext:value-type="float">
            <text:p>2564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00.02936" calcext:value-type="float">
            <text:p>5900,02936</text:p>
          </table:table-cell>
          <table:table-cell office:value-type="float" office:value="2560" calcext:value-type="float">
            <text:p>2560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00.01178" calcext:value-type="float">
            <text:p>6000,01178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100.00784" calcext:value-type="float">
            <text:p>6100,00784</text:p>
          </table:table-cell>
          <table:table-cell office:value-type="float" office:value="2593" calcext:value-type="float">
            <text:p>2593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200.03678" calcext:value-type="float">
            <text:p>6200,03678</text:p>
          </table:table-cell>
          <table:table-cell office:value-type="float" office:value="2561" calcext:value-type="float">
            <text:p>2561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300.00774" calcext:value-type="float">
            <text:p>6300,00774</text:p>
          </table:table-cell>
          <table:table-cell office:value-type="float" office:value="2559" calcext:value-type="float">
            <text:p>2559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00.00248" calcext:value-type="float">
            <text:p>6400,00248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500.0092" calcext:value-type="float">
            <text:p>6500,009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600.00716" calcext:value-type="float">
            <text:p>6600,00716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700.01984" calcext:value-type="float">
            <text:p>6700,01984</text:p>
          </table:table-cell>
          <table:table-cell office:value-type="float" office:value="2559" calcext:value-type="float">
            <text:p>2559</text:p>
          </table:table-cell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800.00392" calcext:value-type="float">
            <text:p>6800,00392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900.02038" calcext:value-type="float">
            <text:p>6900,02038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00.00832" calcext:value-type="float">
            <text:p>7000,00832</text:p>
          </table:table-cell>
          <table:table-cell office:value-type="float" office:value="2565" calcext:value-type="float">
            <text:p>2565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100.0097" calcext:value-type="float">
            <text:p>7100,0097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200.0013" calcext:value-type="float">
            <text:p>7200,0013</text:p>
          </table:table-cell>
          <table:table-cell office:value-type="float" office:value="2591" calcext:value-type="float">
            <text:p>2591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300.00786" calcext:value-type="float">
            <text:p>7300,00786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400.00712" calcext:value-type="float">
            <text:p>7400,0071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500.03188" calcext:value-type="float">
            <text:p>7500,03188</text:p>
          </table:table-cell>
          <table:table-cell office:value-type="float" office:value="2559" calcext:value-type="float">
            <text:p>2559</text:p>
          </table:table-cell>
          <table:table-cell office:value-type="float" office:value="1408" calcext:value-type="float">
            <text:p>140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600.01104" calcext:value-type="float">
            <text:p>7600,01104</text:p>
          </table:table-cell>
          <table:table-cell office:value-type="float" office:value="2559" calcext:value-type="float">
            <text:p>2559</text:p>
          </table:table-cell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700.0139" calcext:value-type="float">
            <text:p>7700,0139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800.0206" calcext:value-type="float">
            <text:p>7800,0206</text:p>
          </table:table-cell>
          <table:table-cell office:value-type="float" office:value="2559" calcext:value-type="float">
            <text:p>2559</text:p>
          </table:table-cell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900.003" calcext:value-type="float">
            <text:p>7900,003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00.00734" calcext:value-type="float">
            <text:p>8000,00734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100.00456" calcext:value-type="float">
            <text:p>8100,00456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200.02808" calcext:value-type="float">
            <text:p>8200,02808</text:p>
          </table:table-cell>
          <table:table-cell office:value-type="float" office:value="2561" calcext:value-type="float">
            <text:p>2561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300.016" calcext:value-type="float">
            <text:p>8300,01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400.03632" calcext:value-type="float">
            <text:p>8400,03632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500.01666" calcext:value-type="float">
            <text:p>8500,0166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600.0093" calcext:value-type="float">
            <text:p>8600,0093</text:p>
          </table:table-cell>
          <table:table-cell office:value-type="float" office:value="2559" calcext:value-type="float">
            <text:p>2559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700.0253" calcext:value-type="float">
            <text:p>8700,0253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800.01804" calcext:value-type="float">
            <text:p>8800,01804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900.04116" calcext:value-type="float">
            <text:p>8900,04116</text:p>
          </table:table-cell>
          <table:table-cell office:value-type="float" office:value="2559" calcext:value-type="float">
            <text:p>2559</text:p>
          </table:table-cell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00.00632" calcext:value-type="float">
            <text:p>9000,0063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100.00318" calcext:value-type="float">
            <text:p>9100,00318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0.07522" calcext:value-type="float">
            <text:p>9200,07522</text:p>
          </table:table-cell>
          <table:table-cell office:value-type="float" office:value="2559" calcext:value-type="float">
            <text:p>2559</text:p>
          </table:table-cell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300.01194" calcext:value-type="float">
            <text:p>9300,01194</text:p>
          </table:table-cell>
          <table:table-cell office:value-type="float" office:value="2585" calcext:value-type="float">
            <text:p>2585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400.03132" calcext:value-type="float">
            <text:p>9400,03132</text:p>
          </table:table-cell>
          <table:table-cell office:value-type="float" office:value="2565" calcext:value-type="float">
            <text:p>2565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500.05238" calcext:value-type="float">
            <text:p>9500,05238</text:p>
          </table:table-cell>
          <table:table-cell office:value-type="float" office:value="2559" calcext:value-type="float">
            <text:p>2559</text:p>
          </table:table-cell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600.02" calcext:value-type="float">
            <text:p>9600,02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700.01202" calcext:value-type="float">
            <text:p>9700,01202</text:p>
          </table:table-cell>
          <table:table-cell office:value-type="float" office:value="2559" calcext:value-type="float">
            <text:p>2559</text:p>
          </table:table-cell>
          <table:table-cell office:value-type="float" office:value="1401" calcext:value-type="float">
            <text:p>1401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800.00552" calcext:value-type="float">
            <text:p>9800,00552</text:p>
          </table:table-cell>
          <table:table-cell office:value-type="float" office:value="2559" calcext:value-type="float">
            <text:p>2559</text:p>
          </table:table-cell>
          <table:table-cell office:value-type="float" office:value="1364" calcext:value-type="float">
            <text:p>1364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900.03488" calcext:value-type="float">
            <text:p>9900,03488</text:p>
          </table:table-cell>
          <table:table-cell office:value-type="float" office:value="2559" calcext:value-type="float">
            <text:p>2559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.00682" calcext:value-type="float">
            <text:p>10000,0068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100.02392" calcext:value-type="float">
            <text:p>10100,02392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200.02594" calcext:value-type="float">
            <text:p>10200,02594</text:p>
          </table:table-cell>
          <table:table-cell office:value-type="float" office:value="2559" calcext:value-type="float">
            <text:p>2559</text:p>
          </table:table-cell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300.0656" calcext:value-type="float">
            <text:p>10300,0656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400.01304" calcext:value-type="float">
            <text:p>10400,01304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00.0057" calcext:value-type="float">
            <text:p>10500,0057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600.0336" calcext:value-type="float">
            <text:p>10600,033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700.01482" calcext:value-type="float">
            <text:p>10700,01482</text:p>
          </table:table-cell>
          <table:table-cell office:value-type="float" office:value="2559" calcext:value-type="float">
            <text:p>2559</text:p>
          </table:table-cell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800.01402" calcext:value-type="float">
            <text:p>10800,01402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900.06008" calcext:value-type="float">
            <text:p>10900,06008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000.00358" calcext:value-type="float">
            <text:p>11000,00358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100.03004" calcext:value-type="float">
            <text:p>11100,03004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200.02038" calcext:value-type="float">
            <text:p>11200,02038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300.0281" calcext:value-type="float">
            <text:p>11300,0281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400.00552" calcext:value-type="float">
            <text:p>11400,0055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500.02866" calcext:value-type="float">
            <text:p>11500,02866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600.00824" calcext:value-type="float">
            <text:p>11600,00824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700.0105" calcext:value-type="float">
            <text:p>11700,0105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800.0325" calcext:value-type="float">
            <text:p>11800,0325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900.07758" calcext:value-type="float">
            <text:p>11900,07758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000.02356" calcext:value-type="float">
            <text:p>12000,0235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100.0084" calcext:value-type="float">
            <text:p>12100,0084</text:p>
          </table:table-cell>
          <table:table-cell office:value-type="float" office:value="2561" calcext:value-type="float">
            <text:p>2561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200.00212" calcext:value-type="float">
            <text:p>12200,00212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300.13298" calcext:value-type="float">
            <text:p>12300,13298</text:p>
          </table:table-cell>
          <table:table-cell office:value-type="float" office:value="2559" calcext:value-type="float">
            <text:p>2559</text:p>
          </table:table-cell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400.05434" calcext:value-type="float">
            <text:p>12400,05434</text:p>
          </table:table-cell>
          <table:table-cell office:value-type="float" office:value="2561" calcext:value-type="float">
            <text:p>2561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500.03638" calcext:value-type="float">
            <text:p>12500,03638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600.0098" calcext:value-type="float">
            <text:p>12600,0098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700.01802" calcext:value-type="float">
            <text:p>12700,01802</text:p>
          </table:table-cell>
          <table:table-cell office:value-type="float" office:value="2565" calcext:value-type="float">
            <text:p>2565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800.01044" calcext:value-type="float">
            <text:p>12800,01044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900.01856" calcext:value-type="float">
            <text:p>12900,01856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000.03116" calcext:value-type="float">
            <text:p>13000,0311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100.01124" calcext:value-type="float">
            <text:p>13100,01124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200.03378" calcext:value-type="float">
            <text:p>13200,03378</text:p>
          </table:table-cell>
          <table:table-cell office:value-type="float" office:value="2559" calcext:value-type="float">
            <text:p>2559</text:p>
          </table:table-cell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300.00596" calcext:value-type="float">
            <text:p>13300,0059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400.01492" calcext:value-type="float">
            <text:p>13400,01492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500.01956" calcext:value-type="float">
            <text:p>13500,0195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600.0073" calcext:value-type="float">
            <text:p>13600,0073</text:p>
          </table:table-cell>
          <table:table-cell office:value-type="float" office:value="2565" calcext:value-type="float">
            <text:p>2565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700.02078" calcext:value-type="float">
            <text:p>13700,02078</text:p>
          </table:table-cell>
          <table:table-cell office:value-type="float" office:value="2559" calcext:value-type="float">
            <text:p>2559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800.0095" calcext:value-type="float">
            <text:p>13800,0095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900.00408" calcext:value-type="float">
            <text:p>13900,00408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000.01108" calcext:value-type="float">
            <text:p>14000,01108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100.02202" calcext:value-type="float">
            <text:p>14100,02202</text:p>
          </table:table-cell>
          <table:table-cell office:value-type="float" office:value="2559" calcext:value-type="float">
            <text:p>2559</text:p>
          </table:table-cell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200.04628" calcext:value-type="float">
            <text:p>14200,04628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300.02516" calcext:value-type="float">
            <text:p>14300,02516</text:p>
          </table:table-cell>
          <table:table-cell office:value-type="float" office:value="2559" calcext:value-type="float">
            <text:p>2559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00.02034" calcext:value-type="float">
            <text:p>14400,0203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00.01504" calcext:value-type="float">
            <text:p>14500,01504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600.03544" calcext:value-type="float">
            <text:p>14600,0354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700.00462" calcext:value-type="float">
            <text:p>14700,00462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800.03526" calcext:value-type="float">
            <text:p>14800,03526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900.00832" calcext:value-type="float">
            <text:p>14900,00832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000.01516" calcext:value-type="float">
            <text:p>15000,01516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100.01632" calcext:value-type="float">
            <text:p>15100,01632</text:p>
          </table:table-cell>
          <table:table-cell office:value-type="float" office:value="2559" calcext:value-type="float">
            <text:p>2559</text:p>
          </table:table-cell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200.0153" calcext:value-type="float">
            <text:p>15200,0153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300.00642" calcext:value-type="float">
            <text:p>15300,0064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400.02462" calcext:value-type="float">
            <text:p>15400,0246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500.09934" calcext:value-type="float">
            <text:p>15500,09934</text:p>
          </table:table-cell>
          <table:table-cell office:value-type="float" office:value="2559" calcext:value-type="float">
            <text:p>2559</text:p>
          </table:table-cell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600.00582" calcext:value-type="float">
            <text:p>15600,00582</text:p>
          </table:table-cell>
          <table:table-cell office:value-type="float" office:value="2559" calcext:value-type="float">
            <text:p>2559</text:p>
          </table:table-cell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700.03932" calcext:value-type="float">
            <text:p>15700,03932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800.06406" calcext:value-type="float">
            <text:p>15800,06406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900.02542" calcext:value-type="float">
            <text:p>15900,02542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000.0128" calcext:value-type="float">
            <text:p>16000,012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100.01012" calcext:value-type="float">
            <text:p>16100,0101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200.02194" calcext:value-type="float">
            <text:p>16200,02194</text:p>
          </table:table-cell>
          <table:table-cell office:value-type="float" office:value="2559" calcext:value-type="float">
            <text:p>2559</text:p>
          </table:table-cell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300.0151" calcext:value-type="float">
            <text:p>16300,0151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400.02344" calcext:value-type="float">
            <text:p>16400,02344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500.02472" calcext:value-type="float">
            <text:p>16500,02472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600.01922" calcext:value-type="float">
            <text:p>16600,0192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700.03088" calcext:value-type="float">
            <text:p>16700,03088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800.0163" calcext:value-type="float">
            <text:p>16800,0163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900.00258" calcext:value-type="float">
            <text:p>16900,0025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000.0033" calcext:value-type="float">
            <text:p>17000,0033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100.0112" calcext:value-type="float">
            <text:p>17100,011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200.02684" calcext:value-type="float">
            <text:p>17200,0268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300.01006" calcext:value-type="float">
            <text:p>17300,0100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400.0129" calcext:value-type="float">
            <text:p>17400,0129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500.03442" calcext:value-type="float">
            <text:p>17500,03442</text:p>
          </table:table-cell>
          <table:table-cell office:value-type="float" office:value="2559" calcext:value-type="float">
            <text:p>2559</text:p>
          </table:table-cell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600.00948" calcext:value-type="float">
            <text:p>17600,00948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700.03152" calcext:value-type="float">
            <text:p>17700,0315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800.00952" calcext:value-type="float">
            <text:p>17800,00952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900.07024" calcext:value-type="float">
            <text:p>17900,07024</text:p>
          </table:table-cell>
          <table:table-cell office:value-type="float" office:value="2559" calcext:value-type="float">
            <text:p>2559</text:p>
          </table:table-cell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000.00758" calcext:value-type="float">
            <text:p>18000,00758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100.01382" calcext:value-type="float">
            <text:p>18100,0138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200.0124" calcext:value-type="float">
            <text:p>18200,0124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300.01024" calcext:value-type="float">
            <text:p>18300,01024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400.03082" calcext:value-type="float">
            <text:p>18400,03082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500.00664" calcext:value-type="float">
            <text:p>18500,00664</text:p>
          </table:table-cell>
          <table:table-cell office:value-type="float" office:value="2559" calcext:value-type="float">
            <text:p>2559</text:p>
          </table:table-cell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600.0087" calcext:value-type="float">
            <text:p>18600,0087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700.03234" calcext:value-type="float">
            <text:p>18700,03234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800.0057" calcext:value-type="float">
            <text:p>18800,0057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8900.02842" calcext:value-type="float">
            <text:p>18900,02842</text:p>
          </table:table-cell>
          <table:table-cell office:value-type="float" office:value="2559" calcext:value-type="float">
            <text:p>2559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000.00424" calcext:value-type="float">
            <text:p>19000,00424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100.01502" calcext:value-type="float">
            <text:p>19100,0150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200.02916" calcext:value-type="float">
            <text:p>19200,02916</text:p>
          </table:table-cell>
          <table:table-cell office:value-type="float" office:value="2559" calcext:value-type="float">
            <text:p>2559</text:p>
          </table:table-cell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300.01084" calcext:value-type="float">
            <text:p>19300,01084</text:p>
          </table:table-cell>
          <table:table-cell office:value-type="float" office:value="2551" calcext:value-type="float">
            <text:p>2551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400.04958" calcext:value-type="float">
            <text:p>19400,04958</text:p>
          </table:table-cell>
          <table:table-cell office:value-type="float" office:value="2559" calcext:value-type="float">
            <text:p>2559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500.01316" calcext:value-type="float">
            <text:p>19500,0131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600.05812" calcext:value-type="float">
            <text:p>19600,05812</text:p>
          </table:table-cell>
          <table:table-cell office:value-type="float" office:value="2559" calcext:value-type="float">
            <text:p>2559</text:p>
          </table:table-cell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700.0063" calcext:value-type="float">
            <text:p>19700,0063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800.03126" calcext:value-type="float">
            <text:p>19800,03126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0.0141" calcext:value-type="float">
            <text:p>19900,0141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00.01412" calcext:value-type="float">
            <text:p>20000,0141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100.05564" calcext:value-type="float">
            <text:p>20100,0556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200.0358" calcext:value-type="float">
            <text:p>20200,035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300.00666" calcext:value-type="float">
            <text:p>20300,0066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400.00702" calcext:value-type="float">
            <text:p>20400,00702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500.01428" calcext:value-type="float">
            <text:p>20500,01428</text:p>
          </table:table-cell>
          <table:table-cell office:value-type="float" office:value="2559" calcext:value-type="float">
            <text:p>2559</text:p>
          </table:table-cell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600.02026" calcext:value-type="float">
            <text:p>20600,02026</text:p>
          </table:table-cell>
          <table:table-cell office:value-type="float" office:value="2559" calcext:value-type="float">
            <text:p>2559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700.01722" calcext:value-type="float">
            <text:p>20700,0172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800.01412" calcext:value-type="float">
            <text:p>20800,01412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00.03722" calcext:value-type="float">
            <text:p>20900,03722</text:p>
          </table:table-cell>
          <table:table-cell office:value-type="float" office:value="2559" calcext:value-type="float">
            <text:p>2559</text:p>
          </table:table-cell>
          <table:table-cell office:value-type="float" office:value="1406" calcext:value-type="float">
            <text:p>1406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00.09842" calcext:value-type="float">
            <text:p>21000,0984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100.01148" calcext:value-type="float">
            <text:p>21100,01148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199.9994" calcext:value-type="float">
            <text:p>21199,999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300.01656" calcext:value-type="float">
            <text:p>21300,0165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400.03182" calcext:value-type="float">
            <text:p>21400,0318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500.0169" calcext:value-type="float">
            <text:p>21500,0169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600.02408" calcext:value-type="float">
            <text:p>21600,02408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700.03808" calcext:value-type="float">
            <text:p>21700,03808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800.06076" calcext:value-type="float">
            <text:p>21800,0607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1900.03478" calcext:value-type="float">
            <text:p>21900,0347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000.00832" calcext:value-type="float">
            <text:p>22000,00832</text:p>
          </table:table-cell>
          <table:table-cell office:value-type="float" office:value="2559" calcext:value-type="float">
            <text:p>2559</text:p>
          </table:table-cell>
          <table:table-cell office:value-type="float" office:value="1390" calcext:value-type="float">
            <text:p>139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100.01502" calcext:value-type="float">
            <text:p>22100,0150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200.0132" calcext:value-type="float">
            <text:p>22200,013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300.00638" calcext:value-type="float">
            <text:p>22300,00638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400.0299" calcext:value-type="float">
            <text:p>22400,0299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500.01354" calcext:value-type="float">
            <text:p>22500,01354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600.0115" calcext:value-type="float">
            <text:p>22600,0115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700.0095" calcext:value-type="float">
            <text:p>22700,0095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800.01588" calcext:value-type="float">
            <text:p>22800,0158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900.00084" calcext:value-type="float">
            <text:p>22900,0008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000.00984" calcext:value-type="float">
            <text:p>23000,0098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100.01672" calcext:value-type="float">
            <text:p>23100,0167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200.00642" calcext:value-type="float">
            <text:p>23200,00642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300.01514" calcext:value-type="float">
            <text:p>23300,0151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400.02972" calcext:value-type="float">
            <text:p>23400,02972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500.00274" calcext:value-type="float">
            <text:p>23500,00274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600.03726" calcext:value-type="float">
            <text:p>23600,03726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700.01038" calcext:value-type="float">
            <text:p>23700,01038</text:p>
          </table:table-cell>
          <table:table-cell office:value-type="float" office:value="2559" calcext:value-type="float">
            <text:p>2559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800.02642" calcext:value-type="float">
            <text:p>23800,02642</text:p>
          </table:table-cell>
          <table:table-cell office:value-type="float" office:value="2559" calcext:value-type="float">
            <text:p>2559</text:p>
          </table:table-cell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900.00904" calcext:value-type="float">
            <text:p>23900,00904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000.01166" calcext:value-type="float">
            <text:p>24000,01166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100.00804" calcext:value-type="float">
            <text:p>24100,0080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200.00918" calcext:value-type="float">
            <text:p>24200,0091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300.03902" calcext:value-type="float">
            <text:p>24300,0390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400.02534" calcext:value-type="float">
            <text:p>24400,02534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500.05778" calcext:value-type="float">
            <text:p>24500,05778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600.00384" calcext:value-type="float">
            <text:p>24600,00384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700.00352" calcext:value-type="float">
            <text:p>24700,00352</text:p>
          </table:table-cell>
          <table:table-cell office:value-type="float" office:value="2559" calcext:value-type="float">
            <text:p>2559</text:p>
          </table:table-cell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800.00892" calcext:value-type="float">
            <text:p>24800,00892</text:p>
          </table:table-cell>
          <table:table-cell office:value-type="float" office:value="2559" calcext:value-type="float">
            <text:p>2559</text:p>
          </table:table-cell>
          <table:table-cell office:value-type="float" office:value="1380" calcext:value-type="float">
            <text:p>1380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900.06754" calcext:value-type="float">
            <text:p>24900,06754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000.04734" calcext:value-type="float">
            <text:p>25000,04734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100.00942" calcext:value-type="float">
            <text:p>25100,0094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200.0173" calcext:value-type="float">
            <text:p>25200,0173</text:p>
          </table:table-cell>
          <table:table-cell office:value-type="float" office:value="2559" calcext:value-type="float">
            <text:p>2559</text:p>
          </table:table-cell>
          <table:table-cell office:value-type="float" office:value="1410" calcext:value-type="float">
            <text:p>1410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300.01196" calcext:value-type="float">
            <text:p>25300,01196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400.01256" calcext:value-type="float">
            <text:p>25400,0125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500.00832" calcext:value-type="float">
            <text:p>25500,0083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600.02602" calcext:value-type="float">
            <text:p>25600,0260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700.01322" calcext:value-type="float">
            <text:p>25700,0132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800.0199" calcext:value-type="float">
            <text:p>25800,0199</text:p>
          </table:table-cell>
          <table:table-cell office:value-type="float" office:value="2559" calcext:value-type="float">
            <text:p>2559</text:p>
          </table:table-cell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5900.01618" calcext:value-type="float">
            <text:p>25900,01618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000.00812" calcext:value-type="float">
            <text:p>26000,0081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100.03576" calcext:value-type="float">
            <text:p>26100,03576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200.00346" calcext:value-type="float">
            <text:p>26200,00346</text:p>
          </table:table-cell>
          <table:table-cell office:value-type="float" office:value="2559" calcext:value-type="float">
            <text:p>2559</text:p>
          </table:table-cell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300.00866" calcext:value-type="float">
            <text:p>26300,00866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400.02888" calcext:value-type="float">
            <text:p>26400,02888</text:p>
          </table:table-cell>
          <table:table-cell office:value-type="float" office:value="2559" calcext:value-type="float">
            <text:p>2559</text:p>
          </table:table-cell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500.02654" calcext:value-type="float">
            <text:p>26500,02654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600.03636" calcext:value-type="float">
            <text:p>26600,0363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700.01748" calcext:value-type="float">
            <text:p>26700,01748</text:p>
          </table:table-cell>
          <table:table-cell office:value-type="float" office:value="2559" calcext:value-type="float">
            <text:p>2559</text:p>
          </table:table-cell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800.05512" calcext:value-type="float">
            <text:p>26800,05512</text:p>
          </table:table-cell>
          <table:table-cell office:value-type="float" office:value="2559" calcext:value-type="float">
            <text:p>2559</text:p>
          </table:table-cell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900.0072" calcext:value-type="float">
            <text:p>26900,0072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00.00798" calcext:value-type="float">
            <text:p>27000,0079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100.03748" calcext:value-type="float">
            <text:p>27100,0374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200.00522" calcext:value-type="float">
            <text:p>27200,0052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300.00578" calcext:value-type="float">
            <text:p>27300,0057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400.03044" calcext:value-type="float">
            <text:p>27400,03044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500.00396" calcext:value-type="float">
            <text:p>27500,00396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600.00454" calcext:value-type="float">
            <text:p>27600,00454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699.99916" calcext:value-type="float">
            <text:p>27699,9991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800.01418" calcext:value-type="float">
            <text:p>27800,01418</text:p>
          </table:table-cell>
          <table:table-cell office:value-type="float" office:value="2559" calcext:value-type="float">
            <text:p>2559</text:p>
          </table:table-cell>
          <table:table-cell office:value-type="float" office:value="1369" calcext:value-type="float">
            <text:p>1369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900.0326" calcext:value-type="float">
            <text:p>27900,032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000.01286" calcext:value-type="float">
            <text:p>28000,01286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100.01462" calcext:value-type="float">
            <text:p>28100,01462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200.00982" calcext:value-type="float">
            <text:p>28200,0098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300.0149" calcext:value-type="float">
            <text:p>28300,0149</text:p>
          </table:table-cell>
          <table:table-cell office:value-type="float" office:value="2559" calcext:value-type="float">
            <text:p>2559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400.0107" calcext:value-type="float">
            <text:p>28400,0107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500.00166" calcext:value-type="float">
            <text:p>28500,0016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600.03844" calcext:value-type="float">
            <text:p>28600,0384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700.0074" calcext:value-type="float">
            <text:p>28700,007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800.04024" calcext:value-type="float">
            <text:p>28800,0402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8900.00976" calcext:value-type="float">
            <text:p>28900,00976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000.00726" calcext:value-type="float">
            <text:p>29000,0072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100.02782" calcext:value-type="float">
            <text:p>29100,02782</text:p>
          </table:table-cell>
          <table:table-cell office:value-type="float" office:value="2559" calcext:value-type="float">
            <text:p>2559</text:p>
          </table:table-cell>
          <table:table-cell office:value-type="float" office:value="1361" calcext:value-type="float">
            <text:p>1361</text:p>
          </table:table-cell>
          <table:table-cell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200.01534" calcext:value-type="float">
            <text:p>29200,01534</text:p>
          </table:table-cell>
          <table:table-cell office:value-type="float" office:value="2559" calcext:value-type="float">
            <text:p>2559</text:p>
          </table:table-cell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300.01052" calcext:value-type="float">
            <text:p>29300,0105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400.01896" calcext:value-type="float">
            <text:p>29400,01896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500.01834" calcext:value-type="float">
            <text:p>29500,0183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600.01514" calcext:value-type="float">
            <text:p>29600,01514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700.01126" calcext:value-type="float">
            <text:p>29700,01126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800.02842" calcext:value-type="float">
            <text:p>29800,02842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9900.01308" calcext:value-type="float">
            <text:p>29900,0130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00.01168" calcext:value-type="float">
            <text:p>30000,0116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100.0053" calcext:value-type="float">
            <text:p>30100,0053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200.0406" calcext:value-type="float">
            <text:p>30200,0406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300.03728" calcext:value-type="float">
            <text:p>30300,03728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400.00614" calcext:value-type="float">
            <text:p>30400,00614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500.01932" calcext:value-type="float">
            <text:p>30500,01932</text:p>
          </table:table-cell>
          <table:table-cell office:value-type="float" office:value="2559" calcext:value-type="float">
            <text:p>2559</text:p>
          </table:table-cell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600.01968" calcext:value-type="float">
            <text:p>30600,01968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700.00342" calcext:value-type="float">
            <text:p>30700,00342</text:p>
          </table:table-cell>
          <table:table-cell office:value-type="float" office:value="2559" calcext:value-type="float">
            <text:p>2559</text:p>
          </table:table-cell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800.0377" calcext:value-type="float">
            <text:p>30800,0377</text:p>
          </table:table-cell>
          <table:table-cell office:value-type="float" office:value="2559" calcext:value-type="float">
            <text:p>2559</text:p>
          </table:table-cell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0900.05214" calcext:value-type="float">
            <text:p>30900,05214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000.02572" calcext:value-type="float">
            <text:p>31000,02572</text:p>
          </table:table-cell>
          <table:table-cell office:value-type="float" office:value="2559" calcext:value-type="float">
            <text:p>2559</text:p>
          </table:table-cell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100.00886" calcext:value-type="float">
            <text:p>31100,00886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200.03096" calcext:value-type="float">
            <text:p>31200,03096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300.00438" calcext:value-type="float">
            <text:p>31300,00438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400.0199" calcext:value-type="float">
            <text:p>31400,0199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500.03104" calcext:value-type="float">
            <text:p>31500,03104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600.03188" calcext:value-type="float">
            <text:p>31600,0318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700.01448" calcext:value-type="float">
            <text:p>31700,01448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800.03488" calcext:value-type="float">
            <text:p>31800,03488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1900.02044" calcext:value-type="float">
            <text:p>31900,0204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000.00332" calcext:value-type="float">
            <text:p>32000,00332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100.03402" calcext:value-type="float">
            <text:p>32100,03402</text:p>
          </table:table-cell>
          <table:table-cell office:value-type="float" office:value="2559" calcext:value-type="float">
            <text:p>2559</text:p>
          </table:table-cell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200.00066" calcext:value-type="float">
            <text:p>32200,00066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300.02838" calcext:value-type="float">
            <text:p>32300,02838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400.03544" calcext:value-type="float">
            <text:p>32400,03544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500.02576" calcext:value-type="float">
            <text:p>32500,0257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600.01154" calcext:value-type="float">
            <text:p>32600,01154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700.03228" calcext:value-type="float">
            <text:p>32700,03228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800.01834" calcext:value-type="float">
            <text:p>32800,01834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900.01684" calcext:value-type="float">
            <text:p>32900,01684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000.01566" calcext:value-type="float">
            <text:p>33000,01566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100.02572" calcext:value-type="float">
            <text:p>33100,02572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200.01332" calcext:value-type="float">
            <text:p>33200,0133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300.07316" calcext:value-type="float">
            <text:p>33300,07316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400.00716" calcext:value-type="float">
            <text:p>33400,00716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500.0141" calcext:value-type="float">
            <text:p>33500,0141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600.00416" calcext:value-type="float">
            <text:p>33600,0041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700.00232" calcext:value-type="float">
            <text:p>33700,00232</text:p>
          </table:table-cell>
          <table:table-cell office:value-type="float" office:value="2559" calcext:value-type="float">
            <text:p>2559</text:p>
          </table:table-cell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800.00862" calcext:value-type="float">
            <text:p>33800,0086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900.02744" calcext:value-type="float">
            <text:p>33900,02744</text:p>
          </table:table-cell>
          <table:table-cell office:value-type="float" office:value="2559" calcext:value-type="float">
            <text:p>2559</text:p>
          </table:table-cell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000.07146" calcext:value-type="float">
            <text:p>34000,0714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100.04476" calcext:value-type="float">
            <text:p>34100,04476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200.01174" calcext:value-type="float">
            <text:p>34200,0117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300.03208" calcext:value-type="float">
            <text:p>34300,03208</text:p>
          </table:table-cell>
          <table:table-cell office:value-type="float" office:value="2559" calcext:value-type="float">
            <text:p>2559</text:p>
          </table:table-cell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400.00532" calcext:value-type="float">
            <text:p>34400,0053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500.0404" calcext:value-type="float">
            <text:p>34500,0404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600.01596" calcext:value-type="float">
            <text:p>34600,01596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700.0189" calcext:value-type="float">
            <text:p>34700,0189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800.02958" calcext:value-type="float">
            <text:p>34800,02958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4900.04668" calcext:value-type="float">
            <text:p>34900,04668</text:p>
          </table:table-cell>
          <table:table-cell office:value-type="float" office:value="2559" calcext:value-type="float">
            <text:p>2559</text:p>
          </table:table-cell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000.0166" calcext:value-type="float">
            <text:p>35000,016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100.01788" calcext:value-type="float">
            <text:p>35100,01788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200.01382" calcext:value-type="float">
            <text:p>35200,0138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300.04366" calcext:value-type="float">
            <text:p>35300,0436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400.02878" calcext:value-type="float">
            <text:p>35400,0287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500.03424" calcext:value-type="float">
            <text:p>35500,03424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600.02268" calcext:value-type="float">
            <text:p>35600,02268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700.01354" calcext:value-type="float">
            <text:p>35700,0135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800.05306" calcext:value-type="float">
            <text:p>35800,0530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5900.03454" calcext:value-type="float">
            <text:p>35900,03454</text:p>
          </table:table-cell>
          <table:table-cell office:value-type="float" office:value="2559" calcext:value-type="float">
            <text:p>2559</text:p>
          </table:table-cell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000.0641" calcext:value-type="float">
            <text:p>36000,0641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100.01702" calcext:value-type="float">
            <text:p>36100,0170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200.03884" calcext:value-type="float">
            <text:p>36200,03884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300.0386" calcext:value-type="float">
            <text:p>36300,0386</text:p>
          </table:table-cell>
          <table:table-cell office:value-type="float" office:value="2559" calcext:value-type="float">
            <text:p>2559</text:p>
          </table:table-cell>
          <table:table-cell office:value-type="float" office:value="1384" calcext:value-type="float">
            <text:p>1384</text:p>
          </table:table-cell>
          <table:table-cell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400.04706" calcext:value-type="float">
            <text:p>36400,04706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500.02982" calcext:value-type="float">
            <text:p>36500,0298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600.01818" calcext:value-type="float">
            <text:p>36600,01818</text:p>
          </table:table-cell>
          <table:table-cell office:value-type="float" office:value="2559" calcext:value-type="float">
            <text:p>2559</text:p>
          </table:table-cell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700.01012" calcext:value-type="float">
            <text:p>36700,01012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800.02394" calcext:value-type="float">
            <text:p>36800,0239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6900.01122" calcext:value-type="float">
            <text:p>36900,01122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000.08464" calcext:value-type="float">
            <text:p>37000,0846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100.05474" calcext:value-type="float">
            <text:p>37100,05474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200.03146" calcext:value-type="float">
            <text:p>37200,0314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299.99854" calcext:value-type="float">
            <text:p>37299,99854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400.02742" calcext:value-type="float">
            <text:p>37400,02742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500.01186" calcext:value-type="float">
            <text:p>37500,01186</text:p>
          </table:table-cell>
          <table:table-cell office:value-type="float" office:value="2559" calcext:value-type="float">
            <text:p>2559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600.0739" calcext:value-type="float">
            <text:p>37600,0739</text:p>
          </table:table-cell>
          <table:table-cell office:value-type="float" office:value="2559" calcext:value-type="float">
            <text:p>2559</text:p>
          </table:table-cell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700.01832" calcext:value-type="float">
            <text:p>37700,0183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800.05894" calcext:value-type="float">
            <text:p>37800,05894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900.05858" calcext:value-type="float">
            <text:p>37900,05858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000.0326" calcext:value-type="float">
            <text:p>38000,032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100.0028" calcext:value-type="float">
            <text:p>38100,002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200.0318" calcext:value-type="float">
            <text:p>38200,031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300.04568" calcext:value-type="float">
            <text:p>38300,0456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400.0055" calcext:value-type="float">
            <text:p>38400,0055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500.00764" calcext:value-type="float">
            <text:p>38500,0076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600.02856" calcext:value-type="float">
            <text:p>38600,02856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700.0085" calcext:value-type="float">
            <text:p>38700,0085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800.03268" calcext:value-type="float">
            <text:p>38800,03268</text:p>
          </table:table-cell>
          <table:table-cell office:value-type="float" office:value="2559" calcext:value-type="float">
            <text:p>2559</text:p>
          </table:table-cell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99.99972" calcext:value-type="float">
            <text:p>38899,9997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000.06278" calcext:value-type="float">
            <text:p>39000,06278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100.01888" calcext:value-type="float">
            <text:p>39100,01888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200.0082" calcext:value-type="float">
            <text:p>39200,0082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300.02258" calcext:value-type="float">
            <text:p>39300,02258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400.1026" calcext:value-type="float">
            <text:p>39400,1026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500.0089" calcext:value-type="float">
            <text:p>39500,0089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600.00904" calcext:value-type="float">
            <text:p>39600,0090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700.0096" calcext:value-type="float">
            <text:p>39700,0096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800.02694" calcext:value-type="float">
            <text:p>39800,02694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9900.00518" calcext:value-type="float">
            <text:p>39900,0051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00.00614" calcext:value-type="float">
            <text:p>40000,0061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100.00742" calcext:value-type="float">
            <text:p>40100,0074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200.00702" calcext:value-type="float">
            <text:p>40200,00702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300.02784" calcext:value-type="float">
            <text:p>40300,0278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400.01566" calcext:value-type="float">
            <text:p>40400,0156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500.00262" calcext:value-type="float">
            <text:p>40500,0026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600.01334" calcext:value-type="float">
            <text:p>40600,01334</text:p>
          </table:table-cell>
          <table:table-cell office:value-type="float" office:value="2559" calcext:value-type="float">
            <text:p>2559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700.03348" calcext:value-type="float">
            <text:p>40700,03348</text:p>
          </table:table-cell>
          <table:table-cell office:value-type="float" office:value="2559" calcext:value-type="float">
            <text:p>2559</text:p>
          </table:table-cell>
          <table:table-cell office:value-type="float" office:value="1348" calcext:value-type="float">
            <text:p>1348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800.01386" calcext:value-type="float">
            <text:p>40800,0138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900.051" calcext:value-type="float">
            <text:p>40900,051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000.02352" calcext:value-type="float">
            <text:p>41000,0235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100.03414" calcext:value-type="float">
            <text:p>41100,0341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200.01232" calcext:value-type="float">
            <text:p>41200,0123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300.0002" calcext:value-type="float">
            <text:p>41300,000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400.0082" calcext:value-type="float">
            <text:p>41400,008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500.03334" calcext:value-type="float">
            <text:p>41500,0333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600.06778" calcext:value-type="float">
            <text:p>41600,0677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700.01372" calcext:value-type="float">
            <text:p>41700,0137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800.00304" calcext:value-type="float">
            <text:p>41800,00304</text:p>
          </table:table-cell>
          <table:table-cell office:value-type="float" office:value="2559" calcext:value-type="float">
            <text:p>2559</text:p>
          </table:table-cell>
          <table:table-cell office:value-type="float" office:value="1381" calcext:value-type="float">
            <text:p>1381</text:p>
          </table:table-cell>
          <table:table-cell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900.02086" calcext:value-type="float">
            <text:p>41900,0208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999.99884" calcext:value-type="float">
            <text:p>41999,9988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100.02522" calcext:value-type="float">
            <text:p>42100,0252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200.0062" calcext:value-type="float">
            <text:p>42200,0062</text:p>
          </table:table-cell>
          <table:table-cell office:value-type="float" office:value="2559" calcext:value-type="float">
            <text:p>2559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300.04658" calcext:value-type="float">
            <text:p>42300,04658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400.01984" calcext:value-type="float">
            <text:p>42400,0198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500.01656" calcext:value-type="float">
            <text:p>42500,0165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600.07264" calcext:value-type="float">
            <text:p>42600,07264</text:p>
          </table:table-cell>
          <table:table-cell office:value-type="float" office:value="2559" calcext:value-type="float">
            <text:p>2559</text:p>
          </table:table-cell>
          <table:table-cell office:value-type="float" office:value="1389" calcext:value-type="float">
            <text:p>1389</text:p>
          </table:table-cell>
          <table:table-cell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700.01108" calcext:value-type="float">
            <text:p>42700,0110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800.03108" calcext:value-type="float">
            <text:p>42800,0310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900.01614" calcext:value-type="float">
            <text:p>42900,01614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000.07746" calcext:value-type="float">
            <text:p>43000,07746</text:p>
          </table:table-cell>
          <table:table-cell office:value-type="float" office:value="2559" calcext:value-type="float">
            <text:p>2559</text:p>
          </table:table-cell>
          <table:table-cell office:value-type="float" office:value="1363" calcext:value-type="float">
            <text:p>1363</text:p>
          </table:table-cell>
          <table:table-cell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100.0472" calcext:value-type="float">
            <text:p>43100,047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200.0423" calcext:value-type="float">
            <text:p>43200,0423</text:p>
          </table:table-cell>
          <table:table-cell office:value-type="float" office:value="2559" calcext:value-type="float">
            <text:p>2559</text:p>
          </table:table-cell>
          <table:table-cell office:value-type="float" office:value="1396" calcext:value-type="float">
            <text:p>1396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300.01332" calcext:value-type="float">
            <text:p>43300,0133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400.02786" calcext:value-type="float">
            <text:p>43400,0278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500.0109" calcext:value-type="float">
            <text:p>43500,0109</text:p>
          </table:table-cell>
          <table:table-cell office:value-type="float" office:value="2559" calcext:value-type="float">
            <text:p>2559</text:p>
          </table:table-cell>
          <table:table-cell office:value-type="float" office:value="1382" calcext:value-type="float">
            <text:p>1382</text:p>
          </table:table-cell>
          <table:table-cell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600.03316" calcext:value-type="float">
            <text:p>43600,03316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700.0246" calcext:value-type="float">
            <text:p>43700,024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800.02538" calcext:value-type="float">
            <text:p>43800,0253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900.0072" calcext:value-type="float">
            <text:p>43900,0072</text:p>
          </table:table-cell>
          <table:table-cell office:value-type="float" office:value="2559" calcext:value-type="float">
            <text:p>2559</text:p>
          </table:table-cell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000.02968" calcext:value-type="float">
            <text:p>44000,0296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100.0097" calcext:value-type="float">
            <text:p>44100,0097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200.0344" calcext:value-type="float">
            <text:p>44200,0344</text:p>
          </table:table-cell>
          <table:table-cell office:value-type="float" office:value="2559" calcext:value-type="float">
            <text:p>2559</text:p>
          </table:table-cell>
          <table:table-cell office:value-type="float" office:value="1368" calcext:value-type="float">
            <text:p>1368</text:p>
          </table:table-cell>
          <table:table-cell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300.01324" calcext:value-type="float">
            <text:p>44300,01324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400.01958" calcext:value-type="float">
            <text:p>44400,01958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500.04458" calcext:value-type="float">
            <text:p>44500,0445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600.0226" calcext:value-type="float">
            <text:p>44600,0226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700.01004" calcext:value-type="float">
            <text:p>44700,0100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800.05062" calcext:value-type="float">
            <text:p>44800,05062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900.01114" calcext:value-type="float">
            <text:p>44900,01114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000.00784" calcext:value-type="float">
            <text:p>45000,00784</text:p>
          </table:table-cell>
          <table:table-cell office:value-type="float" office:value="2559" calcext:value-type="float">
            <text:p>2559</text:p>
          </table:table-cell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100.01438" calcext:value-type="float">
            <text:p>45100,01438</text:p>
          </table:table-cell>
          <table:table-cell office:value-type="float" office:value="2559" calcext:value-type="float">
            <text:p>2559</text:p>
          </table:table-cell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200.00868" calcext:value-type="float">
            <text:p>45200,0086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300.01898" calcext:value-type="float">
            <text:p>45300,0189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400.0266" calcext:value-type="float">
            <text:p>45400,0266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500.01884" calcext:value-type="float">
            <text:p>45500,01884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600.01976" calcext:value-type="float">
            <text:p>45600,01976</text:p>
          </table:table-cell>
          <table:table-cell office:value-type="float" office:value="2585" calcext:value-type="float">
            <text:p>2585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700.00684" calcext:value-type="float">
            <text:p>45700,00684</text:p>
          </table:table-cell>
          <table:table-cell office:value-type="float" office:value="2559" calcext:value-type="float">
            <text:p>2559</text:p>
          </table:table-cell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800.02932" calcext:value-type="float">
            <text:p>45800,02932</text:p>
          </table:table-cell>
          <table:table-cell office:value-type="float" office:value="2559" calcext:value-type="float">
            <text:p>2559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5900.01012" calcext:value-type="float">
            <text:p>45900,01012</text:p>
          </table:table-cell>
          <table:table-cell office:value-type="float" office:value="2559" calcext:value-type="float">
            <text:p>2559</text:p>
          </table:table-cell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000.00812" calcext:value-type="float">
            <text:p>46000,00812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100.01462" calcext:value-type="float">
            <text:p>46100,01462</text:p>
          </table:table-cell>
          <table:table-cell office:value-type="float" office:value="2559" calcext:value-type="float">
            <text:p>2559</text:p>
          </table:table-cell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200.0136" calcext:value-type="float">
            <text:p>46200,0136</text:p>
          </table:table-cell>
          <table:table-cell office:value-type="float" office:value="2559" calcext:value-type="float">
            <text:p>2559</text:p>
          </table:table-cell>
          <table:table-cell office:value-type="float" office:value="1366" calcext:value-type="float">
            <text:p>1366</text:p>
          </table:table-cell>
          <table:table-cell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300.00942" calcext:value-type="float">
            <text:p>46300,0094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400.01986" calcext:value-type="float">
            <text:p>46400,01986</text:p>
          </table:table-cell>
          <table:table-cell office:value-type="float" office:value="2559" calcext:value-type="float">
            <text:p>2559</text:p>
          </table:table-cell>
          <table:table-cell office:value-type="float" office:value="1372" calcext:value-type="float">
            <text:p>1372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500.0057" calcext:value-type="float">
            <text:p>46500,0057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600.00794" calcext:value-type="float">
            <text:p>46600,00794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700.01316" calcext:value-type="float">
            <text:p>46700,01316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800.03654" calcext:value-type="float">
            <text:p>46800,0365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900.08004" calcext:value-type="float">
            <text:p>46900,0800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000.0327" calcext:value-type="float">
            <text:p>47000,0327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100.01126" calcext:value-type="float">
            <text:p>47100,01126</text:p>
          </table:table-cell>
          <table:table-cell office:value-type="float" office:value="2559" calcext:value-type="float">
            <text:p>2559</text:p>
          </table:table-cell>
          <table:table-cell office:value-type="float" office:value="1392" calcext:value-type="float">
            <text:p>1392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200.0356" calcext:value-type="float">
            <text:p>47200,0356</text:p>
          </table:table-cell>
          <table:table-cell office:value-type="float" office:value="2559" calcext:value-type="float">
            <text:p>2559</text:p>
          </table:table-cell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300.0131" calcext:value-type="float">
            <text:p>47300,0131</text:p>
          </table:table-cell>
          <table:table-cell office:value-type="float" office:value="2559" calcext:value-type="float">
            <text:p>2559</text:p>
          </table:table-cell>
          <table:table-cell office:value-type="float" office:value="1404" calcext:value-type="float">
            <text:p>1404</text:p>
          </table:table-cell>
          <table:table-cell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400.02118" calcext:value-type="float">
            <text:p>47400,02118</text:p>
          </table:table-cell>
          <table:table-cell office:value-type="float" office:value="2559" calcext:value-type="float">
            <text:p>2559</text:p>
          </table:table-cell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500.04106" calcext:value-type="float">
            <text:p>47500,04106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600.01554" calcext:value-type="float">
            <text:p>47600,0155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700.00902" calcext:value-type="float">
            <text:p>47700,0090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800.00038" calcext:value-type="float">
            <text:p>47800,0003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7900.0091" calcext:value-type="float">
            <text:p>47900,0091</text:p>
          </table:table-cell>
          <table:table-cell office:value-type="float" office:value="2559" calcext:value-type="float">
            <text:p>2559</text:p>
          </table:table-cell>
          <table:table-cell office:value-type="float" office:value="1374" calcext:value-type="float">
            <text:p>1374</text:p>
          </table:table-cell>
          <table:table-cell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000.02612" calcext:value-type="float">
            <text:p>48000,0261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100.01658" calcext:value-type="float">
            <text:p>48100,01658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200.01494" calcext:value-type="float">
            <text:p>48200,01494</text:p>
          </table:table-cell>
          <table:table-cell office:value-type="float" office:value="2559" calcext:value-type="float">
            <text:p>2559</text:p>
          </table:table-cell>
          <table:table-cell office:value-type="float" office:value="1375" calcext:value-type="float">
            <text:p>1375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300.0088" calcext:value-type="float">
            <text:p>48300,0088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400.01132" calcext:value-type="float">
            <text:p>48400,01132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500.02684" calcext:value-type="float">
            <text:p>48500,02684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600.0182" calcext:value-type="float">
            <text:p>48600,018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700.0141" calcext:value-type="float">
            <text:p>48700,0141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800.00624" calcext:value-type="float">
            <text:p>48800,0062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8900.0084" calcext:value-type="float">
            <text:p>48900,0084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000.01922" calcext:value-type="float">
            <text:p>49000,01922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100.01764" calcext:value-type="float">
            <text:p>49100,0176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200.02512" calcext:value-type="float">
            <text:p>49200,02512</text:p>
          </table:table-cell>
          <table:table-cell office:value-type="float" office:value="2559" calcext:value-type="float">
            <text:p>2559</text:p>
          </table:table-cell>
          <table:table-cell office:value-type="float" office:value="1398" calcext:value-type="float">
            <text:p>1398</text:p>
          </table:table-cell>
          <table:table-cell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300.01284" calcext:value-type="float">
            <text:p>49300,01284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400.0336" calcext:value-type="float">
            <text:p>49400,0336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500.00346" calcext:value-type="float">
            <text:p>49500,0034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600.00852" calcext:value-type="float">
            <text:p>49600,00852</text:p>
          </table:table-cell>
          <table:table-cell office:value-type="float" office:value="2559" calcext:value-type="float">
            <text:p>2559</text:p>
          </table:table-cell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700.03634" calcext:value-type="float">
            <text:p>49700,0363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800.00764" calcext:value-type="float">
            <text:p>49800,00764</text:p>
          </table:table-cell>
          <table:table-cell office:value-type="float" office:value="2559" calcext:value-type="float">
            <text:p>2559</text:p>
          </table:table-cell>
          <table:table-cell office:value-type="float" office:value="1371" calcext:value-type="float">
            <text:p>1371</text:p>
          </table:table-cell>
          <table:table-cell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9900.05946" calcext:value-type="float">
            <text:p>49900,05946</text:p>
          </table:table-cell>
          <table:table-cell office:value-type="float" office:value="2559" calcext:value-type="float">
            <text:p>2559</text:p>
          </table:table-cell>
          <table:table-cell office:value-type="float" office:value="1391" calcext:value-type="float">
            <text:p>1391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00.0119" calcext:value-type="float">
            <text:p>50000,0119</text:p>
          </table:table-cell>
          <table:table-cell office:value-type="float" office:value="2559" calcext:value-type="float">
            <text:p>2559</text:p>
          </table:table-cell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100.03538" calcext:value-type="float">
            <text:p>50100,03538</text:p>
          </table:table-cell>
          <table:table-cell office:value-type="float" office:value="2559" calcext:value-type="float">
            <text:p>2559</text:p>
          </table:table-cell>
          <table:table-cell office:value-type="float" office:value="1373" calcext:value-type="float">
            <text:p>1373</text:p>
          </table:table-cell>
          <table:table-cell table:number-columns-repeated="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199.9948" calcext:value-type="float">
            <text:p>50199,9948</text:p>
          </table:table-cell>
          <table:table-cell office:value-type="float" office:value="2565" calcext:value-type="float">
            <text:p>2565</text:p>
          </table:table-cell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300.04558" calcext:value-type="float">
            <text:p>50300,04558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400.01252" calcext:value-type="float">
            <text:p>50400,01252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500.06486" calcext:value-type="float">
            <text:p>50500,06486</text:p>
          </table:table-cell>
          <table:table-cell office:value-type="float" office:value="2559" calcext:value-type="float">
            <text:p>2559</text:p>
          </table:table-cell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600.00604" calcext:value-type="float">
            <text:p>50600,00604</text:p>
          </table:table-cell>
          <table:table-cell office:value-type="float" office:value="2559" calcext:value-type="float">
            <text:p>2559</text:p>
          </table:table-cell>
          <table:table-cell office:value-type="float" office:value="1365" calcext:value-type="float">
            <text:p>136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23:00:00.154261116</dc:date>
    <meta:editing-duration>PT2M20S</meta:editing-duration>
    <meta:editing-cycles>1</meta:editing-cycles>
    <meta:document-statistic meta:table-count="1" meta:cell-count="2012" meta:object-count="0"/>
    <meta:generator>LibreOffice/5.1.6.2$Linux_X86_64 LibreOffice_project/10m0$Build-2</meta:generator>
  </office:meta>
</office:document-meta>
</file>